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96cm" fo:text-indent="0cm"/>
    </style:style>
    <style:style style:name="P6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size="54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ce181e" fo:font-weight="normal" style:font-weight-asian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1" style:family="text">
      <style:text-properties fo:color="#ce181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21409a" style:font-name="Liberation Mono" fo:font-size="32pt" style:font-name-asian="Liberation Mono" style:font-size-asian="32pt" style:font-name-complex="Liberation Mono" style:font-size-complex="32pt"/>
    </style:style>
    <style:style style:name="T14" style:family="text">
      <style:text-properties style:font-name="Liberation Mono" fo:font-size="26pt" style:font-name-asian="Liberation Mono" style:font-size-asian="26pt" style:font-name-complex="Liberation Mono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footer-decl presentation:name="ftr1">RegEx (or Regular Expressions)</presentation:footer-decl>
      <presentation:date-time-decl presentation:name="dtd1" presentation:source="fixed">Jun 10, 2018</presentation:date-time-decl>
      <presentation:date-time-decl presentation:name="dtd2" presentation:source="current-date" style:data-style-name="D1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RegEx<text:line-break/><text:span text:style-name="T1">(or Regular Expressions)</text:span></text:p>
          </draw:text-box>
        </draw:frame>
        <draw:frame presentation:style-name="pr1" draw:layer="layout" svg:width="29.972cm" svg:height="6.908cm" svg:x="1.016cm" svg:y="14.49cm" presentation:class="subtitle" presentation:user-transformed="true">
          <draw:text-box>
            <text:p>Kirk Carlson</text:p>
            <text:p><text:span text:style-name="T2">Retired telecommunications guy </text:span></text:p>
            <text:p><text:span text:style-name="T2"><text:a xlink:href="mailto:Kirk.carlson@att.net" xlink:type="simple">Kirk.carlson@att.net</text:a></text:span></text:p>
            <text:p><text:span text:style-name="T2">https:github.com/KirkCarlson/RegEx</text:span></text:p>
            <text:p/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 little history...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tarted out as a computer science theory in the 1951.</text:p>
              </text:list-item>
              <text:list-item>
                <text:p>Studied as a finite automata</text:p>
              </text:list-item>
              <text:list-item>
                <text:p>Popularized by Unix in the 1960’s</text:p>
              </text:list-item>
              <text:list-item>
                <text:p>Use in that other OS by the Weedin Brothers, MKS Toolkit, Cygwin and others</text:p>
              </text:list-item>
              <text:list-item>
                <text:p>Picked up by the GNU project for GNU/Linux</text:p>
              </text:list-item>
              <text:list-item>
                <text:p>Now in many ..ix commands (sed, grep, vi) and most languages (Perl, PHP, Python, Java, JavaScript, C, C++, C#, Ruby, Delphi, R, Tcl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is a regular expression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 mini-language within a language</text:p>
              </text:list-item>
              <text:list-item>
                <text:p>A way to find strings of a pattern in any text</text:p>
              </text:list-item>
              <text:list-item>
                <text:p>A way to check if a string fits a pattern</text:p>
              </text:list-item>
              <text:list-item>
                <text:p>A way to confuse the heck out of beginners</text:p>
              </text:list-item>
              <text:list-item>
                <text:p>A write-only language, basically unreadable</text:p>
              </text:list-item>
              <text:list-item>
                <text:p>Something to contrast irregular expressions</text:p>
              </text:list-item>
              <text:list-item>
                <text:p>A way to make ...ix users totally love ..ix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mplest Regular Expression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Just literal text</text:p>
              </text:list-item>
              <text:list-item>
                <text:p>What you type is what you search for</text:p>
              </text:list-item>
              <text:list-item>
                <text:p>‘dog’ looks for the letters ‘dog’</text:p>
              </text:list-item>
              <text:list-item>
                <text:p>Literal characters are case sensitive</text:p>
              </text:list-item>
              <text:list-item>
                <text:p>Works for digits and letters and some symbols</text:p>
                <text:list>
                  <text:list-item>
                    <text:p>These are the literal characters</text:p>
                  </text:list-item>
                  <text:list-item>
                    <text:p>Some symbols have special meaning or ‘<text:span text:style-name="T3">magic</text:span>’ which we will get into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dd a wild card match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 period ‘<text:span text:style-name="T3">.</text:span>’ will match any character</text:p>
                <text:list>
                  <text:list-item>
                    <text:p>‘t<text:span text:style-name="T4">.</text:span>p’ will match tap, tip, top, tup, tcp, t3p, t.p, etc.</text:p>
                    <text:p/>
                    <text:p/>
                    <text:p/>
                  </text:list-item>
                </text:list>
              </text:list-item>
              <text:list-item>
                <text:p>NOTE: that this is similar to the shell’s use of the question mark ‘<text:span text:style-name="T3">?</text:span>’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dd an any number modifi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haracters in a regex can be modified by a count modifier</text:p>
              </text:list-item>
              <text:list-item>
                <text:p>The asterisk <text:span text:style-name="T3">*</text:span>, means any number (zero or more) of the preceding character).</text:p>
                <text:list>
                  <text:list-item>
                    <text:p>‘the<text:span text:style-name="T3">*</text:span>‘ will match ‘th‘, ‘the‘, ‘thee‘, ‘theee‘, etc.</text:p>
                  </text:list-item>
                  <text:list-item>
                    <text:p>‘the<text:span text:style-name="T3">.*</text:span><text:span text:style-name="T5"> </text:span>‘ will match ‘the ‘, ‘there ‘, ‘then ‘, ‘theory ‘, etc.</text:p>
                    <text:p/>
                    <text:p/>
                  </text:list-item>
                </text:list>
              </text:list-item>
              <text:list-item>
                <text:p>NOTE: a RegEx ‘<text:span text:style-name="T3">.*</text:span>’ is similar to a shell ‘<text:span text:style-name="T3">*</text:span>’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ther character count modifi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*</text:span> (asterisk) means any number (0 or more)</text:p>
              </text:list-item>
              <text:list-item>
                <text:p><text:span text:style-name="T3">?</text:span> (question mark) is for an optional character (0 or 1)</text:p>
              </text:list-item>
              <text:list-item>
                <text:p><text:span text:style-name="T3">+</text:span> (plus sign) is for a required repeatable character (1 or more)</text:p>
              </text:list-item>
              <text:list-item>
                <text:p><text:span text:style-name="T3">{</text:span>n<text:span text:style-name="T3">}</text:span> exactly n occurrences</text:p>
              </text:list-item>
              <text:list-item>
                <text:p><text:span text:style-name="T3">{</text:span><text:span text:style-name="T6">,n</text:span><text:span text:style-name="T3">}</text:span><text:span text:style-name="T6"> up to n </text:span>occurrences</text:p>
              </text:list-item>
              <text:list-item>
                <text:p><text:span text:style-name="T3">{</text:span><text:span text:style-name="T6">n,</text:span><text:span text:style-name="T3">}</text:span><text:span text:style-name="T6"> n or more </text:span>occurrences</text:p>
              </text:list-item>
              <text:list-item>
                <text:p><text:span text:style-name="T3">{</text:span><text:span text:style-name="T6">n,m</text:span><text:span text:style-name="T3">}</text:span><text:span text:style-name="T6"> between n and m </text:span>occurrence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ets</text:p>
          </draw:text-box>
        </draw:frame>
        <draw:frame presentation:style-name="pr6" draw:layer="layout" svg:width="29.832cm" svg:height="12.954cm" svg:x="1.964cm" svg:y="5.334cm" presentation:class="outline" presentation:user-transformed="true">
          <draw:text-box>
            <text:list text:style-name="L2">
              <text:list-item>
                <text:p>A set can match any character that is specified by that set.</text:p>
              </text:list-item>
              <text:list-item>
                <text:p>A set is defined by square brackets <text:span text:style-name="T3">[</text:span> and <text:span text:style-name="T3">]</text:span></text:p>
                <text:list>
                  <text:list-item>
                    <text:p><text:span text:style-name="T3">[</text:span>abc<text:span text:style-name="T3">]</text:span> is the set of characters a, b, and c</text:p>
                  </text:list-item>
                  <text:list-item>
                    <text:p><text:span text:style-name="T3">[</text:span>abc<text:span text:style-name="T3">]</text:span> matches a, b, or c</text:p>
                  </text:list-item>
                </text:list>
              </text:list-item>
              <text:list-item>
                <text:p>A set may have any number of characters</text:p>
              </text:list-item>
              <text:list-item>
                <text:p>A set may include ranges</text:p>
                <text:list>
                  <text:list-item>
                    <text:p><text:span text:style-name="T3">[</text:span>a<text:span text:style-name="T4">-</text:span>z<text:span text:style-name="T3">]</text:span> is the set of lower case letters</text:p>
                  </text:list-item>
                  <text:list-item>
                    <text:p><text:span text:style-name="T3">[</text:span><text:span text:style-name="T7">0</text:span><text:span text:style-name="T4">-</text:span><text:span text:style-name="T7">9a</text:span><text:span text:style-name="T4">-</text:span><text:span text:style-name="T7">fA</text:span><text:span text:style-name="T4">-</text:span>F<text:span text:style-name="T3">]</text:span> is the set of characters used for hexidecima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y Not</text:p>
          </draw:text-box>
        </draw:frame>
        <draw:frame presentation:style-name="pr6" draw:layer="layout" svg:width="29.832cm" svg:height="12.954cm" svg:x="1.27cm" svg:y="5.334cm" presentation:class="outline" presentation:user-transformed="true">
          <draw:text-box>
            <text:list text:style-name="L2">
              <text:list-item>
                <text:p>Sets can be negated by starting them with a caret <text:span text:style-name="T3">^</text:span>.</text:p>
              </text:list-item>
              <text:list-item>
                <text:p>‘<text:span text:style-name="T3">[^</text:span>0<text:span text:style-name="T4">-</text:span>9<text:span text:style-name="T3">]</text:span>’ is the set of non-digit characters</text:p>
              </text:list-item>
              <text:list-item>
                <text:p>‘&lt;<text:span text:style-name="T3">[^</text:span>&lt;&gt;<text:span text:style-name="T3">]+</text:span>&gt;’ will match any HTML tag by finding the tag delimiters &lt; and &gt; surrounding one or more characters that are not &lt; or &gt;.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ing Magic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ow to include a ‘<text:span text:style-name="T3">[</text:span>‘, ‘<text:span text:style-name="T3">]</text:span>’, ‘<text:span text:style-name="T3">-</text:span>’, or other magic character in a set?</text:p>
                <text:list>
                  <text:list-item>
                    <text:p>Just precede it with a <text:span text:style-name="T8">\</text:span> backslash character</text:p>
                    <text:list>
                      <text:list-item>
                        <text:p><text:span text:style-name="T3">[\</text:span>[<text:span text:style-name="T3">\</text:span>]<text:span text:style-name="T3">\</text:span>-<text:span text:style-name="T3">]</text:span> is a set for the square brackets and the hypen</text:p>
                      </text:list-item>
                      <text:list-item>
                        <text:p><text:span text:style-name="T9">Within square brackets, a hypen as the first or last character is </text:span><text:span text:style-name="T9">treated also as a literal hypen, no backslash is needed so </text:span><text:span text:style-name="T10">[\</text:span><text:span text:style-name="T9">[</text:span><text:span text:style-name="T10">\</text:span><text:span text:style-name="T9">]-</text:span><text:span text:style-name="T10">]</text:span><text:span text:style-name="T9"> <text:s/>or <text:s/></text:span><text:span text:style-name="T3">[</text:span>-<text:span text:style-name="T3">\</text:span>[<text:span text:style-name="T3">\</text:span>]<text:span text:style-name="T3">]</text:span> works \as well</text:p>
                      </text:list-item>
                    </text:list>
                  </text:list-item>
                </text:list>
              </text:list-item>
              <text:list-item>
                <text:p>Backslash makes any <text:span text:style-name="T3">magic</text:span> character literal</text:p>
              </text:list-item>
              <text:list-item>
                <text:p>Backslash makes some literal characters <text:span text:style-name="T3">magic</text:span></text:p>
                <text:p>NOTE: luckily this follows into many ..ix command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oundary Charact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^</text:span> caret means beginning of line</text:p>
              </text:list-item>
              <text:list-item>
                <text:p><text:span text:style-name="T3">$</text:span> dollar sign means end of line</text:p>
                <text:list>
                  <text:list-item>
                    <text:p>‘<text:span text:style-name="T3">^</text:span>The’ finds a ‘The’ at the beggining of a line</text:p>
                  </text:list-item>
                  <text:list-item>
                    <text:p>‘Amen<text:span text:style-name="T3">$</text:span>’ finds an ‘Amen’ at the end of a line</text:p>
                  </text:list-item>
                </text:list>
              </text:list-item>
              <text:list-item>
                <text:p><text:span text:style-name="T3">\&lt;</text:span> matches the beginning of a word</text:p>
              </text:list-item>
              <text:list-item>
                <text:p><text:span text:style-name="T3">\&gt;</text:span> matches the end of a word</text:p>
                <text:list>
                  <text:list-item>
                    <text:p>‘<text:span text:style-name="T3">\&lt;[</text:span>tT<text:span text:style-name="T3">]</text:span>he<text:span text:style-name="T3">\&gt;</text:span>’ finds the word ‘the’ or ‘The’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trol characte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trol characters just add magic to regular characters</text:p>
                <text:list>
                  <text:list-item>
                    <text:p><text:span text:style-name="T3">\t</text:span> is a tab</text:p>
                  </text:list-item>
                  <text:list-item>
                    <text:p><text:span text:style-name="T3">\r</text:span> is a carriage return</text:p>
                  </text:list-item>
                  <text:list-item>
                    <text:p><text:span text:style-name="T3">\n</text:span> is a new line</text:p>
                  </text:list-item>
                  <text:list-item>
                    <text:p><text:span text:style-name="T3">\f</text:span> is a form feed or new page</text:p>
                  </text:list-item>
                  <text:list-item>
                    <text:p><text:span text:style-name="T3">\v</text:span> is a vertical tab (should you ever need it)</text:p>
                  </text:list-item>
                </text:list>
              </text:list-item>
              <text:list-item>
                <text:p>Very useful to make the invisible visible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ortcut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5"><text:span text:style-name="T3">\d</text:span> is any digit, equivalent to <text:span text:style-name="T3">[</text:span>0<text:span text:style-name="T3">-</text:span>9<text:span text:style-name="T3">]</text:span></text:p>
              </text:list-item>
              <text:list-item>
                <text:p text:style-name="P5"><text:span text:style-name="T11">\w</text:span><text:span text:style-name="T6"> is any word character equivalent to </text:span><text:span text:style-name="T11">[</text:span><text:span text:style-name="T6">-_a</text:span><text:span text:style-name="T11">-</text:span><text:span text:style-name="T6">zA</text:span><text:span text:style-name="T11">-</text:span><text:span text:style-name="T6">z</text:span><text:span text:style-name="T3">]</text:span></text:p>
              </text:list-item>
              <text:list-item>
                <text:p><text:span text:style-name="T11">\s</text:span><text:span text:style-name="T6"> is a white space character </text:span><text:span text:style-name="T11">[</text:span><text:span text:style-name="T6"> </text:span><text:span text:style-name="T11">\</text:span><text:span text:style-name="T6">t</text:span><text:span text:style-name="T11">\</text:span><text:span text:style-name="T6">r</text:span><text:span text:style-name="T11">\</text:span><text:span text:style-name="T6">n</text:span><text:span text:style-name="T11">\</text:span><text:span text:style-name="T6">f</text:span><text:span text:style-name="T3">]</text:span></text:p>
              </text:list-item>
              <text:list-item>
                <text:p><text:span text:style-name="T11">\x</text:span><text:span text:style-name="T6"> is a hexidecimal digit equivalent to </text:span><text:span text:style-name="T11">[</text:span><text:span text:style-name="T6">0</text:span><text:span text:style-name="T11">-</text:span><text:span text:style-name="T6">9a</text:span><text:span text:style-name="T11">-</text:span><text:span text:style-name="T6">fA</text:span><text:span text:style-name="T11">-</text:span><text:span text:style-name="T6">F</text:span><text:span text:style-name="T3">]</text:span></text:p>
              </text:list-item>
              <text:list-item>
                <text:p><text:span text:style-name="T11">\O</text:span><text:span text:style-name="T6"> is and octal digit equivalent to </text:span><text:span text:style-name="T11">[</text:span><text:span text:style-name="T6">0</text:span><text:span text:style-name="T11">-</text:span><text:span text:style-name="T6">7</text:span><text:span text:style-name="T3">]</text:span></text:p>
                <text:p/>
                <text:p>NOTE: may not work inside a set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oup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d to match one of several possibilities</text:p>
                <text:list>
                  <text:list-item>
                    <text:p>Group defined by open and close parentheses <text:span text:style-name="T3">()</text:span></text:p>
                  </text:list-item>
                  <text:list-item>
                    <text:p>Solidus or pipe <text:span text:style-name="T3">|</text:span> may separate sequences within a group as a logical OR.</text:p>
                  </text:list-item>
                  <text:list-item>
                    <text:p><text:span text:style-name="T3">(</text:span>cat<text:span text:style-name="T3">|</text:span>dog<text:span text:style-name="T3">|</text:span>lion<text:span text:style-name="T3">)</text:span> matches cat or dog or lion</text:p>
                  </text:list-item>
                  <text:list-item>
                    <text:p><text:span text:style-name="T3">(</text:span>info<text:span text:style-name="T3">|</text:span>debug<text:span text:style-name="T3">)</text:span> matches info or debug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ext Captur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Like a group, but what gets found is important and is captured as a group of characters</text:p>
              </text:list-item>
              <text:list-item>
                <text:p>‘<text:span text:style-name="T3">([</text:span>-_a<text:span text:style-name="T3">-</text:span>zA<text:span text:style-name="T3">-</text:span>Z0<text:span text:style-name="T3">-</text:span>9<text:span text:style-name="T3">\</text:span>.<text:span text:style-name="T3">]+)</text:span>@<text:span text:style-name="T3">(([</text:span>-_a<text:span text:style-name="T3">-</text:span>zA<text:span text:style-name="T3">-</text:span>Z<text:span text:style-name="T3">]+</text:span>)<text:span text:style-name="T3">\</text:span>.<text:span text:style-name="T3">([</text:span>a<text:span text:style-name="T3">-</text:span>zA<text:span text:style-name="T3">-</text:span>Z<text:span text:style-name="T3">]+))</text:span>’ to match and capture the user name, the full domain name, the domain name, and the domain of an e-mail address</text:p>
              </text:list-item>
              <text:list-item>
                <text:p text:style-name="P5">Use with replace commands</text:p>
              </text:list-item>
              <text:list-item>
                <text:p text:style-name="P5">Groups are numbered left to right and may be nested</text:p>
              </text:list-item>
              <text:list-item>
                <text:p><text:span text:style-name="T3">\1</text:span> calls out the first group or the user name</text:p>
              </text:list-item>
              <text:list-item>
                <text:p><text:span text:style-name="T3">\4</text:span> calls out the fourth group or domain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eedines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ough concept in regular expressions</text:p>
              </text:list-item>
              <text:list-item>
                <text:p>Regular expressions are greedy, they take the longest string that matches the regex</text:p>
                <text:list>
                  <text:list-item>
                    <text:p>For the string ‘&lt;red&gt;Word&lt;/red&gt;’</text:p>
                  </text:list-item>
                  <text:list-item>
                    <text:p>’&lt;<text:span text:style-name="T3">.*</text:span>&gt;’ matches the entire string</text:p>
                  </text:list-item>
                  <text:list-item>
                    <text:p>To make it so called lazy or needy instead of greedy, add a <text:span text:style-name="T3">?</text:span> after the count magic character (<text:span text:style-name="T3">*</text:span> here)</text:p>
                  </text:list-item>
                  <text:list-item>
                    <text:p>‘&lt;<text:span text:style-name="T3">.*?</text:span>&gt;’ matches only ‘&lt;red&gt;’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to play with RegEx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ork on one component at a time</text:p>
              </text:list-item>
              <text:list-item>
                <text:p>Start with the command mode of vi</text:p>
                <text:list>
                  <text:list-item>
                    <text:p>/something to search for something</text:p>
                  </text:list-item>
                  <text:list-item>
                    <text:p>:g/something/p to find all lines with something</text:p>
                  </text:list-item>
                </text:list>
              </text:list-item>
              <text:list-item>
                <text:p>Then move to sed -Ee ‘g/something/s//somethingElse/g’</text:p>
              </text:list-item>
              <text:list-item>
                <text:p>Add and delete magic as necessary</text:p>
              </text:list-item>
              <text:list-item>
                <text:p>Check your expression or (someone else’s) at <text:span text:style-name="T12">www.gskinner.com/RegExr/</text:span>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veat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mplementations vary</text:p>
                <text:list>
                  <text:list-item>
                    <text:p>Some magic characters are literal and vice versa</text:p>
                  </text:list-item>
                  <text:list-item>
                    <text:p>Some short cuts are not implemented or don’t work inside of sets</text:p>
                  </text:list-item>
                </text:list>
              </text:list-item>
              <text:list-item>
                <text:p>Some commands require loading of a special interpreted with hyphen flags (sed -E)</text:p>
              </text:list-item>
              <text:list-item>
                <text:p>Just drop back to the more basic (and wordy) syntax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sonal use cas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xing command output. OpenWRT/LEDE has a list of DHCP assignments. I reorder the columns and sort by IP address.</text:p>
              </text:list-item>
              <text:list-item>
                <text:p>Fixing file names. Checks from a bank are named by the bank for the bank. I reorder the fields for me.</text:p>
              </text:list-item>
              <text:list-item>
                <text:p>Pre-processing source files. In the mid ‘80’s used RegEx and sed to pre-process state tables for a key telephone system. Lots of features involving lots of states and lots of transitions yielding a high confusion potential. Included converting nroff commands into assembly language directives. (36-hour run time on a PDP 11/23 soured the deal and forced rewrite into c.)</text:p>
              </text:list-item>
              <text:list-item>
                <text:p>It was a dark period when PCs and Macs did not have RegEx and I was working on a Tandem box.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4.064cm" svg:y="0.558cm" presentation:class="title" presentation:user-transformed="true">
          <draw:text-box>
            <text:p>Example 1: DHCP Leases 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eformatting OpenWRT/LEDE DHCP leases</text:p>
              </text:list-item>
              <text:list-item>
                <text:p>Original output: 1526715578 80:80:80:80:80:f3 192.168.3.55 Printer *</text:p>
              </text:list-item>
              <text:list-item>
                <text:p>Regex for fields is:</text:p>
                <text:list>
                  <text:list-header>
                    <text:p>\d+ </text:p>
                    <text:p>[0-9:a-fA-F]+ </text:p>
                    <text:p>\d+.\d+.\d+.\d+ </text:p>
                    <text:p>[^ ]* </text:p>
                    <text:p>[^ ]*</text:p>
                  </text:list-header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 2: Bank check name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ormat from the bank:</text:p>
                <text:list>
                  <text:list-item>
                    <text:p>DDA Debits – Acct# 1234567890 – Chk# 1467 – Amount_ $20.00 – 1_5_2018 1010101010101.pdf</text:p>
                  </text:list-item>
                </text:list>
              </text:list-item>
              <text:list-item>
                <text:p>Want:</text:p>
                <text:list>
                  <text:list-item>
                    <text:p>Check number</text:p>
                  </text:list-item>
                  <text:list-item>
                    <text:p>Amount</text:p>
                  </text:list-item>
                  <text:list-item>
                    <text:p>Date</text:p>
                  </text:list-item>
                  <text:list-item>
                    <text:p>Payee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 2 (continued)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6">Format from the bank:</text:p>
                <text:list>
                  <text:list-item>
                    <text:p>DDA Debits – Acct# 1234567890 – Chk# 1467 – Amount_ $20.00 – 1_5_2018 1010101010101.pdf</text:p>
                  </text:list-item>
                </text:list>
              </text:list-item>
              <text:list-item>
                <text:p>RegEx fields</text:p>
                <text:list>
                  <text:list-header>
                    <text:p>.*Chk# \(\d\+\) </text:p>
                    <text:p>– Amount_ \$\([0-9\.]\+\) </text:p>
                    <text:p>– \([0-9_]\+\) </text:p>
                    <text:p>.*.pdf/p</text:p>
                  </text:list-header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 3 Scraping HTM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ant fire rating for Georgian Bay Township, ON</text:p>
              </text:list-item>
              <text:list-item>
                <text:p>wget https://gbtownship.ca </text:p>
              </text:list-item>
              <text:list-item>
                <text:p>Look for “fire information”</text:p>
              </text:list-item>
              <text:list-item>
                <text:p>Look for current level</text:p>
              </text:list-item>
              <text:list-item>
                <text:p>Figure out how to extract it</text:p>
                <text:list>
                  <text:list-item>
                    <text:p>Isolate line with (green|yellow|orange|red)-on.png</text:p>
                  </text:list-item>
                  <text:list-item>
                    <text:p>Delete everything on that line but the selected color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ample 4 METAR Record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Extract information from METAR records used to report weather conditions</text:p>
                <text:list>
                  <text:list-item>
                    <text:p><text:span text:style-name="T13">KCLT 082352Z 13008KT 10SM FEW070 SCT250 29/16 </text:span><text:span text:style-name="T13">A3012 RMK AO2 SLP190 T02940161 10317 20289 </text:span><text:span text:style-name="T13">55002</text:span></text:p>
                  </text:list-item>
                </text:list>
              </text:list-item>
              <text:list-item>
                <text:p text:style-name="P6"><text:span text:style-name="T14">CHARLOTTE/DOUGLAS INTERNATIONAL , NC, United States </text:span><text:span text:style-name="T14">(KCLT) 35-13N 80-57W 220M</text:span></text:p>
              </text:list-item>
              <text:list-item>
                <text:p text:style-name="P6"><text:span text:style-name="T14">Jun 08, 2018 - 07:52 PM EDT / 2018.06.08 2352 UTC</text:span></text:p>
              </text:list-item>
              <text:list-item>
                <text:p text:style-name="P6"><text:span text:style-name="T14">Wind: from the SE (130 degrees) at 9 MPH (8 KT):0</text:span></text:p>
              </text:list-item>
              <text:list-item>
                <text:p text:style-name="P6"><text:span text:style-name="T14">Visibility: 10 mile(s):0</text:span></text:p>
              </text:list-item>
              <text:list-item>
                <text:p text:style-name="P6"><text:span text:style-name="T14">Sky conditions: partly cloudy</text:span></text:p>
              </text:list-item>
              <text:list-item>
                <text:p text:style-name="P6"><text:span text:style-name="T14">Temperature: 84.9 F (29.4 C)</text:span></text:p>
              </text:list-item>
              <text:list-item>
                <text:p text:style-name="P6"><text:span text:style-name="T14">Dew Point: 61.0 F (16.1 C)</text:span></text:p>
              </text:list-item>
              <text:list-item>
                <text:p text:style-name="P6"><text:span text:style-name="T14">Relative Humidity: 44%</text:span></text:p>
              </text:list-item>
              <text:list-item>
                <text:p text:style-name="P6"><text:span text:style-name="T14">Pressure (altimeter): 30.12 in. Hg (1019 hPa)</text:span></text:p>
              </text:list-item>
              <text:list-item>
                <text:p text:style-name="P6"><text:span text:style-name="T14">Pressure tendency: 0.01 inches (0.2 hPa) lower than three </text:span><text:span text:style-name="T14">hours ago</text:span></text:p>
              </text:list-item>
              <text:list-item>
                <text:p text:style-name="P6"><text:span text:style-name="T14">ob: </text:span></text:p>
              </text:list-item>
              <text:list-item>
                <text:p><text:span text:style-name="T14">cycle: 0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style:font-size-asian="14pt" style:font-size-complex="14pt"/>
    </style:style>
    <style:style style:name="MP6" style:family="paragraph">
      <loext:graphic-properties draw:fill-color="#ffffff"/>
      <style:paragraph-properties fo:text-align="center"/>
      <style:text-properties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-color="#ffffff"/>
      <style:paragraph-properties fo:text-align="end"/>
      <style:text-properties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 presentation:use-date-time-name="dtd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text:span text:style-name="MT2"><presentation:date-time/></text:span></text:p>
        </draw:text-box>
      </draw:frame>
      <draw:frame presentation:style-name="Mpr5" draw:text-style-name="MP6" draw:layer="backgroundobjects" svg:width="10.564cm" svg:height="1.448cm" svg:x="11.39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8" draw:layer="backgroundobjects" svg:width="7.764cm" svg:height="1.448cm" svg:x="23.897cm" svg:y="19.13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9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0:11:41.605698486</meta:creation-date>
    <meta:editing-duration>PT6H21M33S</meta:editing-duration>
    <meta:editing-cycles>7</meta:editing-cycles>
    <meta:generator>LibreOffice/6.0.3.2$Linux_X86_64 LibreOffice_project/00m0$Build-2</meta:generator>
    <dc:title>Vivid</dc:title>
    <dc:date>2018-06-09T14:39:42.957556626</dc:date>
    <meta:document-statistic meta:object-count="134"/>
  </office:meta>
</office:document-meta>
</file>